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6" style:family="paragraph" style:parent-style-name="Standard" style:list-style-name="L1">
      <style:text-properties fo:color="#996600" fo:font-weight="normal" officeooo:rsid="002162cf" officeooo:paragraph-rsid="002162cf" style:font-weight-asian="normal" style:font-weight-complex="normal"/>
    </style:style>
    <style:style style:name="P7" style:family="paragraph" style:parent-style-name="Standard" style:list-style-name="L2">
      <style:text-properties fo:color="#0066cc" fo:font-weight="normal" officeooo:rsid="0022ff60" officeooo:paragraph-rsid="0022ff60" style:font-weight-asian="normal" style:font-weight-complex="normal"/>
    </style:style>
    <style:style style:name="P8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9" style:family="paragraph" style:parent-style-name="Standard">
      <style:text-properties fo:color="#000000" fo:font-weight="bold" officeooo:rsid="0022ff60" officeooo:paragraph-rsid="0022ff60" style:font-weight-asian="bold" style:font-weight-complex="bold"/>
    </style:style>
    <style:style style:name="P10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11" style:family="paragraph" style:parent-style-name="Standard">
      <style:text-properties fo:color="#ff3333" fo:font-weight="bold" officeooo:rsid="0022ff60" officeooo:paragraph-rsid="0022ff60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officeooo:rsid="0022ff6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2">1</text:span>L<text:span text:style-name="T3">5</text:span> Notes</text:p>
      <text:p text:style-name="P3"/>
      <text:p text:style-name="P4">Objectives:</text:p>
      <text:list xml:id="list8579261793263031218" text:style-name="L1">
        <text:list-item>
          <text:p text:style-name="P6">Explain why gases are easier to compress than solids or liquids are.</text:p>
        </text:list-item>
        <text:list-item>
          <text:p text:style-name="P6">Describe the three factors that affect gas pressure.</text:p>
        </text:list-item>
      </text:list>
      <text:p text:style-name="P4"/>
      <text:p text:style-name="P4">Key Concepts:</text:p>
      <text:list xml:id="list8668844605636497413" text:style-name="L2">
        <text:list-item>
          <text:p text:style-name="P7">Why are gases easier to compress than solids or liquids are?</text:p>
        </text:list-item>
        <text:list-item>
          <text:p text:style-name="P7">What are the three factors that affect gas pressure?</text:p>
        </text:list-item>
      </text:list>
      <text:p text:style-name="P4"/>
      <text:p text:style-name="P10">Vocabulary / <text:span text:style-name="T1">Important</text:span>:</text:p>
      <text:p text:style-name="P10"/>
      <text:p text:style-name="P11">Gases are easily compressed because of the space between the particles in a gas.</text:p>
      <text:p text:style-name="P11"/>
      <text:p text:style-name="P11">The amount of gas, volume, and temperature are factors that affect gas pressure.</text:p>
      <text:p text:style-name="P1"/>
      <text:p text:style-name="P9">Compressibility</text:p>
      <text:p text:style-name="P9"/>
      <text:p text:style-name="P9"><text:tab/><text:span text:style-name="T4">Compressibility</text:span><text:span text:style-name="T6"> is a measure of how much the volume of matter decreases under pressure.</text:span><text:span text:style-name="T5"> </text:span></text:p>
      <text:p text:style-name="P9"/>
      <text:p text:style-name="P9">..</text:p>
      <text:p text:style-name="P1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3T12:47:01.583042197</dc:date>
    <meta:editing-duration>PT20H21M10S</meta:editing-duration>
    <meta:editing-cycles>8</meta:editing-cycles>
    <meta:generator>LibreOffice/4.4.7.2$Linux_X86_64 LibreOffice_project/40$Build-2</meta:generator>
    <meta:document-statistic meta:table-count="0" meta:image-count="0" meta:object-count="0" meta:page-count="1" meta:paragraph-count="13" meta:word-count="95" meta:character-count="559" meta:non-whitespace-character-count="479"/>
  </office:meta>
</office:document-meta>
</file>